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Noto Sans" svg:font-family="Noto Sans" style:font-family-generic="swiss" style:font-pitch="variable" svg:panose-1="2 11 5 2 4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4" style:parent-style-name="Fuentedepárrafopredeter." style:family="text">
      <style:text-properties style:text-underline-type="single" style:text-underline-style="solid" style:text-underline-width="bold" style:text-underline-mode="continuous"/>
    </style:style>
    <style:style style:name="P5" style:parent-style-name="Standard" style:family="paragraph">
      <style:paragraph-properties>
        <style:tab-stops>
          <style:tab-stop style:type="left" style:position="1.8888in"/>
        </style:tab-stops>
      </style:paragraph-properties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8" style:parent-style-name="Fuentedepárrafopredeter." style:family="text">
      <style:text-properties style:text-underline-type="single" style:text-underline-style="solid" style:text-underline-width="bold" style:text-underline-mode="continuous"/>
    </style:style>
    <style:style style:name="T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bold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bold" style:text-underline-mode="continuous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bold" style:text-underline-mode="continuous"/>
    </style:style>
    <style:style style:name="T1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8" style:parent-style-name="Fuentedepárrafopredeter." style:family="text">
      <style:text-properties style:text-underline-type="single" style:text-underline-style="solid" style:text-underline-width="bold" style:text-underline-mode="continuous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22" style:parent-style-name="Fuentedepárrafopredeter." style:family="text">
      <style:text-properties style:font-name="Arial" fo:font-size="10pt" style:font-size-asian="10pt"/>
    </style:style>
    <style:style style:name="T23" style:parent-style-name="Fuentedepárrafopredeter." style:family="text">
      <style:text-properties style:font-name="Arial" fo:font-size="10pt" style:font-size-asian="10pt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style:font-name="Arial" fo:font-size="10pt" style:font-size-asian="10pt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0pt" style:font-size-asian="10pt"/>
    </style:style>
    <style:style style:name="T3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style:font-name="Arial" fo:font-weight="bold" style:font-weight-asian="bold" style:font-weight-complex="bold" fo:font-size="10pt" style:font-size-asian="10pt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style:font-name-complex="Liberation Serif"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style:font-name-complex="Liberation Serif" fo:font-weight="bold" style:font-weight-asian="bold" style:font-weight-complex="bold"/>
    </style:style>
    <style:style style:name="T42" style:parent-style-name="Fuentedepárrafopredeter." style:family="text">
      <style:text-properties style:font-name="Arial" fo:font-weight="bold" style:font-weight-asian="bold" style:font-weight-complex="bold" fo:font-size="10pt" style:font-size-asian="10pt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style:font-name="Arial" fo:font-size="10pt" style:font-size-asian="10pt"/>
    </style:style>
    <style:style style:name="P46" style:parent-style-name="Standard" style:family="paragraph">
      <style:text-properties style:font-name="Arial" fo:font-size="10pt" style:font-size-asian="10pt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4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" style:parent-style-name="Fuentedepárrafopredeter." style:family="text">
      <style:text-properties fo:font-weight="bold" style:font-weight-asian="bold" style:font-weight-complex="bold" fo:color="#000000"/>
    </style:style>
    <style:style style:name="T54" style:parent-style-name="Fuentedepárrafopredeter." style:family="text">
      <style:text-properties fo:font-weight="bold" style:font-weight-asian="bold" style:font-weight-complex="bold" fo:color="#808080"/>
    </style:style>
    <style:style style:name="T55" style:parent-style-name="Fuentedepárrafopredeter." style:family="text">
      <style:text-properties fo:font-weight="bold" style:font-weight-asian="bold" style:font-weight-complex="bold" fo:color="#000000"/>
    </style:style>
    <style:style style:name="T56" style:parent-style-name="Fuentedepárrafopredeter." style:family="text">
      <style:text-properties fo:font-weight="bold" style:font-weight-asian="bold" style:font-weight-complex="bold" fo:color="#000000" style:text-underline-type="single" style:text-underline-style="solid" style:text-underline-width="bold" style:text-underline-mode="continuous"/>
    </style:style>
    <style:style style:name="T57" style:parent-style-name="Fuentedepárrafopredeter." style:family="text">
      <style:text-properties fo:font-weight="bold" style:font-weight-asian="bold" style:font-weight-complex="bold" fo:color="#808080" style:text-underline-type="single" style:text-underline-style="solid" style:text-underline-width="bold" style:text-underline-mode="continuous"/>
    </style:style>
    <style:style style:name="T58" style:parent-style-name="Fuentedepárrafopredeter." style:family="text">
      <style:text-properties fo:font-weight="bold" style:font-weight-asian="bold" style:font-weight-complex="bold" fo:color="#000000" style:text-underline-type="single" style:text-underline-style="solid" style:text-underline-width="bold" style:text-underline-mode="continuous"/>
    </style:style>
    <style:style style:name="T59" style:parent-style-name="Fuentedepárrafopredeter." style:family="text">
      <style:text-properties fo:font-weight="bold" style:font-weight-asian="bold" style:font-weight-complex="bold" fo:color="#000000"/>
    </style:style>
    <style:style style:name="T60" style:parent-style-name="Fuentedepárrafopredeter." style:family="text">
      <style:text-properties fo:font-weight="bold" style:font-weight-asian="bold" style:font-weight-complex="bold" fo:color="#0000FF"/>
    </style:style>
    <style:style style:name="T61" style:parent-style-name="Fuentedepárrafopredeter." style:family="text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font-weight="bold" style:font-weight-asian="bold" style:font-weight-complex="bold" fo:color="#000000"/>
    </style:style>
    <style:style style:name="P66" style:parent-style-name="Standard" style:family="paragraph">
      <style:text-properties fo:font-weight="bold" style:font-weight-asian="bold" style:font-weight-complex="bold" fo:color="#000000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P68" style:parent-style-name="Standard" style:family="paragraph">
      <style:text-properties fo:font-weight="bold" style:font-weight-asian="bold" style:font-weight-complex="bold" fo:color="#000000"/>
    </style:style>
    <style:style style:name="P69" style:parent-style-name="Standard" style:family="paragraph">
      <style:text-properties fo:font-weight="bold" style:font-weight-asian="bold" style:font-weight-complex="bold" fo:color="#000000"/>
    </style:style>
    <style:style style:name="P70" style:parent-style-name="Standard" style:family="paragraph">
      <style:text-properties fo:font-weight="bold" style:font-weight-asian="bold" style:font-weight-complex="bold" fo:color="#000000"/>
    </style:style>
    <style:style style:name="P71" style:parent-style-name="Standard" style:family="paragraph">
      <style:text-properties fo:font-weight="bold" style:font-weight-asian="bold" style:font-weight-complex="bold" fo:color="#000000"/>
    </style:style>
    <style:style style:name="P72" style:parent-style-name="Standard" style:family="paragraph">
      <style:text-properties fo:font-weight="bold" style:font-weight-asian="bold" style:font-weight-complex="bold"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T76" style:parent-style-name="Fuentedepárrafopredeter." style:family="text">
      <style:text-properties fo:color="#000000"/>
    </style:style>
    <style:style style:name="T77" style:parent-style-name="Fuentedepárrafopredeter." style:family="text">
      <style:text-properties fo:color="#808080"/>
    </style:style>
    <style:style style:name="T78" style:parent-style-name="Fuentedepárrafopredeter." style:family="text">
      <style:text-properties fo:color="#000000"/>
    </style:style>
    <style:style style:name="T79" style:parent-style-name="Fuentedepárrafopredeter." style:family="text">
      <style:text-properties fo:color="#000000"/>
    </style:style>
    <style:style style:name="T80" style:parent-style-name="Fuentedepárrafopredeter." style:family="text">
      <style:text-properties fo:color="#808080"/>
    </style:style>
    <style:style style:name="T81" style:parent-style-name="Fuentedepárrafopredeter." style:family="text">
      <style:text-properties fo:color="#000000"/>
    </style:style>
    <style:style style:name="T82" style:parent-style-name="Fuentedepárrafopredeter." style:family="text">
      <style:text-properties fo:color="#808080"/>
    </style:style>
    <style:style style:name="T83" style:parent-style-name="Fuentedepárrafopredeter." style:family="text">
      <style:text-properties fo:color="#000000"/>
    </style:style>
    <style:style style:name="T84" style:parent-style-name="Fuentedepárrafopredeter." style:family="text">
      <style:text-properties fo:color="#80808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fo:color="#000000"/>
    </style:style>
    <style:style style:name="T87" style:parent-style-name="Fuentedepárrafopredeter." style:family="text">
      <style:text-properties fo:color="#808080"/>
    </style:style>
    <style:style style:name="T88" style:parent-style-name="Fuentedepárrafopredeter." style:family="text">
      <style:text-properties fo:color="#000000"/>
    </style:style>
    <style:style style:name="T89" style:parent-style-name="Fuentedepárrafopredeter." style:family="text">
      <style:text-properties fo:color="#808080"/>
    </style:style>
    <style:style style:name="T90" style:parent-style-name="Fuentedepárrafopredeter." style:family="text">
      <style:text-properties fo:color="#000000"/>
    </style:style>
    <style:style style:name="T91" style:parent-style-name="Fuentedepárrafopredeter." style:family="text">
      <style:text-properties fo:color="#808080"/>
    </style:style>
    <style:style style:name="T92" style:parent-style-name="Fuentedepárrafopredeter." style:family="text">
      <style:text-properties fo:color="#000000"/>
    </style:style>
    <style:style style:name="T93" style:parent-style-name="Fuentedepárrafopredeter." style:family="text">
      <style:text-properties fo:color="#808080"/>
    </style:style>
    <style:style style:name="T94" style:parent-style-name="Fuentedepárrafopredeter." style:family="text">
      <style:text-properties fo:color="#000000"/>
    </style:style>
    <style:style style:name="T95" style:parent-style-name="Fuentedepárrafopredeter." style:family="text">
      <style:text-properties fo:color="#808080"/>
    </style:style>
    <style:style style:name="T96" style:parent-style-name="Fuentedepárrafopredeter." style:family="text">
      <style:text-properties fo:color="#000000"/>
    </style:style>
    <style:style style:name="T97" style:parent-style-name="Fuentedepárrafopredeter." style:family="text">
      <style:text-properties fo:color="#000000"/>
    </style:style>
    <style:style style:name="T98" style:parent-style-name="Fuentedepárrafopredeter." style:family="text">
      <style:text-properties fo:color="#000000"/>
    </style:style>
    <style:style style:name="T99" style:parent-style-name="Fuentedepárrafopredeter." style:family="text">
      <style:text-properties fo:color="#808080"/>
    </style:style>
    <style:style style:name="T100" style:parent-style-name="Fuentedepárrafopredeter." style:family="text">
      <style:text-properties fo:color="#000000"/>
    </style:style>
    <style:style style:name="T101" style:parent-style-name="Fuentedepárrafopredeter." style:family="text">
      <style:text-properties fo:color="#80808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style:font-name="Consolas" fo:color="#808080" fo:font-size="9.5pt" style:font-size-asian="9.5pt"/>
    </style:style>
    <style:style style:name="P104" style:parent-style-name="Standard" style:family="paragraph">
      <style:text-properties style:font-name="Consolas" fo:color="#808080" fo:font-size="9.5pt" style:font-size-asian="9.5pt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text-properties fo:font-weight="bold" style:font-weight-asian="bold" style:font-weight-complex="bold" fo:color="#000000"/>
    </style:style>
    <style:style style:name="P113" style:parent-style-name="Standard" style:family="paragraph">
      <style:text-properties fo:font-weight="bold" style:font-weight-asian="bold" style:font-weight-complex="bold" fo:color="#000000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Normal" style:family="paragraph">
      <style:paragraph-properties style:text-autospace="none" style:vertical-align="auto"/>
      <style:text-properties fo:color="#000000" fo:hyphenate="true"/>
    </style:style>
    <style:style style:name="T117" style:parent-style-name="Fuentedepárrafopredeter." style:family="text">
      <style:text-properties fo:color="#000000"/>
    </style:style>
    <style:style style:name="T118" style:parent-style-name="Fuentedepárrafopredeter." style:family="text">
      <style:text-properties style:font-name="Tahoma" style:font-name-complex="Tahoma" fo:color="#000000"/>
    </style:style>
    <style:style style:name="T119" style:parent-style-name="Fuentedepárrafopredeter." style:family="text">
      <style:text-properties fo:color="#000000"/>
    </style:style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color="#000000"/>
    </style:style>
    <style:style style:name="P122" style:parent-style-name="Standard" style:family="paragraph">
      <style:text-properties fo:color="#000000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fo:color="#808080"/>
    </style:style>
    <style:style style:name="T125" style:parent-style-name="Fuentedepárrafopredeter." style:family="text">
      <style:text-properties fo:color="#000000"/>
    </style:style>
    <style:style style:name="T126" style:parent-style-name="Fuentedepárrafopredeter." style:family="text">
      <style:text-properties fo:color="#808080"/>
    </style:style>
    <style:style style:name="T127" style:parent-style-name="Fuentedepárrafopredeter." style:family="text">
      <style:text-properties fo:color="#000000"/>
    </style:style>
    <style:style style:name="T128" style:parent-style-name="Fuentedepárrafopredeter." style:family="text">
      <style:text-properties fo:color="#000000"/>
    </style:style>
    <style:style style:name="P129" style:parent-style-name="Standard" style:family="paragraph">
      <style:text-properties fo:color="#000000"/>
    </style:style>
    <style:style style:name="T130" style:parent-style-name="Fuentedepárrafopredeter." style:family="text">
      <style:text-properties fo:color="#000000"/>
    </style:style>
    <style:style style:name="T131" style:parent-style-name="Fuentedepárrafopredeter." style:family="text">
      <style:text-properties fo:color="#000000"/>
    </style:style>
    <style:style style:name="T132" style:parent-style-name="Fuentedepárrafopredeter." style:family="text">
      <style:text-properties fo:color="#000000"/>
    </style:style>
    <style:style style:name="T133" style:parent-style-name="Fuentedepárrafopredeter." style:family="text">
      <style:text-properties fo:font-weight="bold" style:font-weight-asian="bold" style:font-weight-complex="bold" fo:color="#000000"/>
    </style:style>
    <style:style style:name="T134" style:parent-style-name="Fuentedepárrafopredeter." style:family="text">
      <style:text-properties fo:color="#000000"/>
    </style:style>
    <style:style style:name="P135" style:parent-style-name="Standard" style:family="paragraph">
      <style:text-properties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list-style-name="LFO1" style:family="paragraph"/>
    <style:style style:name="T141" style:parent-style-name="Fuentedepárrafopredeter." style:family="text">
      <style:text-properties fo:color="#000000"/>
    </style:style>
  </office:automatic-styles>
  <office:body>
    <office:text text:use-soft-page-breaks="true">
      <text:p text:style-name="P1">CLINICA VETERINARIA DAM Marzo 2025</text:p>
      <text:p text:style-name="Standard"/>
      <text:p text:style-name="Standard"/>
      <text:p text:style-name="Standard"/>
      <text:p text:style-name="Standard"><text:span text:style-name="T2">COLABORADORES</text:span><text:s/>(<text:span text:style-name="T3">Codigo_C</text:span><text:span text:style-name="T4">*</text:span>, Dni*, Nombre*, Ape1*, Ape2, Fecha_A, Domicilio, Aportadores*, Voluntarios*, Donadores*)</text:p>
      <text:p text:style-name="Standard">DNI→ UNIQUE</text:p>
      <text:p text:style-name="Standard"/>
      <text:p text:style-name="Standard">1.- ¿A la vista de<text:s/>esta tabla, como tipos de colaboradores existen en la realidad?</text:p>
      <text:p text:style-name="P5"><text:tab/></text:p>
      <text:p text:style-name="Standard"/>
      <text:p text:style-name="Standard"><text:span text:style-name="T6">APORTADORES<text:s/></text:span>(<text:span text:style-name="T7">Codigo_C</text:span><text:span text:style-name="T8">*</text:span>, Cantidad)</text:p>
      <text:p text:style-name="Standard"><text:span text:style-name="T9">Codigo_C</text:span><text:s/>→ fk_Colaboradores DC UC</text:p>
      <text:p text:style-name="P10"/>
      <text:p text:style-name="P11"/>
      <text:p text:style-name="Standard"><text:span text:style-name="T12">VOLUNTARIOS</text:span><text:s/>(<text:span text:style-name="T13">Codigo_C</text:span><text:span text:style-name="T14">*</text:span><text:s/>)</text:p>
      <text:p text:style-name="Standard"><text:span text:style-name="T15">Codigo_C</text:span><text:s/>→ fk_Colaboradores DC UC</text:p>
      <text:p text:style-name="Standard"/>
      <text:p text:style-name="Standard"/>
      <text:p text:style-name="Standard"><text:span text:style-name="T16">DONADORES</text:span><text:s/>(<text:span text:style-name="T17">Codigo_C</text:span><text:span text:style-name="T18">*</text:span>, Num_Socio*)</text:p>
      <text:p text:style-name="Standard">NUM_SOCIO→ UNIQUE</text:p>
      <text:p text:style-name="Standard"><text:span text:style-name="T19">Codigo_C</text:span>→ fk_Colaboradores DC UC</text:p>
      <text:p text:style-name="Standard"/>
      <text:p text:style-name="Standard">2.- A la vista de la solución que han hecho, ¿qué opinas de esta? ¿Se podría realizar de</text:p>
      <text:p text:style-name="Standard">otra forma?</text:p>
      <text:p text:style-name="Standard"/>
      <text:p text:style-name="Standard"><text:span text:style-name="T20">PERSONAL</text:span><text:s/>(<text:span text:style-name="T21">Codigo_P*</text:span>, Dni*, Ape1*, Ape2<text:span text:style-name="T22">, Turno*, Tipo*(E, G) Caso C</text:span></text:p>
      <text:p text:style-name="Standard"><text:span text:style-name="T23">Dni</text:span>→ UNIQUE</text:p>
      <text:p text:style-name="Standard"/>
      <text:p text:style-name="Standard"/>
      <text:p text:style-name="Standard"><text:span text:style-name="T24">TELEFONOS</text:span><text:s/>((<text:span text:style-name="T25">Codigo_P*, <text:s/>Telefono*</text:span><text:span text:style-name="T26">)</text:span></text:p>
      <text:p text:style-name="Standard"><text:span text:style-name="T27">Codi</text:span><text:span text:style-name="T28">go_P</text:span><text:span text:style-name="T29"><text:s/>→ fk_Personal <text:s/>UC DC</text:span></text:p>
      <text:p text:style-name="Standard"/>
      <text:p text:style-name="P30"/>
      <text:p text:style-name="Standard"><text:span text:style-name="T31">RAZAS<text:s/></text:span><text:span text:style-name="T32">(</text:span><text:span text:style-name="T33">Cod_Raza*</text:span><text:span text:style-name="T34">,</text:span><text:span text:style-name="T35"><text:s/></text:span>Nombre, Descripcion,<text:span text:style-name="T36"><text:s/></text:span><text:span text:style-name="T37">Cod_Raza_Dep</text:span><text:span text:style-name="T38"><text:s/>→<text:s/></text:span><text:span text:style-name="T39">FK</text:span><text:span text:style-name="T40"><text:s/></text:span><text:span text:style-name="T41">RAZA UC DC o DNA DSD</text:span><text:span text:style-name="T42"><text:s/></text:span><text:span text:style-name="T43">DSN</text:span></text:p>
      <text:p text:style-name="P44"/>
      <text:p text:style-name="P45">3.- Que podrías decir de las Razas según su tabla?</text:p>
      <text:p text:style-name="P46"/>
      <text:p text:style-name="Standard"><text:span text:style-name="T47">ANIMALES</text:span><text:s/>(<text:span text:style-name="T48">Cod_Animal*</text:span>, Nombre*, Fecha_Donacion*, Fecha_Acogida,<text:s/><text:span text:style-name="T49">Codigo_P</text:span>*</text:p>
      <text:p text:style-name="Standard">→ FK Personal UC<text:s/>DSD, Codigo<text:span text:style-name="T50">_C*</text:span><text:s/>→ FK_Donadores <text:s text:c="2"/>UC DSD, Cod<text:span text:style-name="T51">_Raza* → FK Raza</text:span></text:p>
      <text:p text:style-name="Standard"><text:span text:style-name="T52">UC DSD o DNA</text:span></text:p>
      <text:p text:style-name="Standard"/>
      <text:p text:style-name="Standard"/>
      <text:p text:style-name="Standard"><text:span text:style-name="T53">CUIDA<text:s/></text:span><text:span text:style-name="T54">(</text:span><text:span text:style-name="T55"><text:s/></text:span><text:span text:style-name="T56">Cod_Animal</text:span><text:span text:style-name="T57">,</text:span><text:span text:style-name="T58"><text:s/>Codigo_P);</text:span></text:p>
      <text:p text:style-name="Standard"><text:span text:style-name="T59">Cod_Animal → Animales UC</text:span><text:span text:style-name="T60"><text:s/></text:span><text:span text:style-name="T61">DC</text:span></text:p>
      <text:p text:style-name="P62">Codigo_P → Voluntarios UC DC</text:p>
      <text:p text:style-name="P63"/>
      <text:p text:style-name="P64">4.- Que información nos da la tabla Cuida?</text:p>
      <text:p text:style-name="P65"/>
      <text:p text:style-name="P66"/>
      <text:p text:style-name="P67"/>
      <text:p text:style-name="P68"/>
      <text:soft-page-break/>
      <text:p text:style-name="P69">EJERCICIOS:</text:p>
      <text:p text:style-name="P70"/>
      <text:p text:style-name="P71">DDL</text:p>
      <text:p text:style-name="P72"/>
      <text:p text:style-name="P73">1.- Crear las tablas<text:s/>correspondientes a las relaciones descritas en el modelo relacional.</text:p>
      <text:p text:style-name="P74">Con las siguientes restricciones: <text:s/>2</text:p>
      <text:p text:style-name="P75"/>
      <text:p text:style-name="Standard"><text:span text:style-name="T76">a.</text:span><text:span text:style-name="T77">-</text:span><text:span text:style-name="T78"><text:s/>Los datos de los DNI tienen que tener el formato de este y no se pueden repetir</text:span></text:p>
      <text:p text:style-name="Standard"><text:span text:style-name="T79">b.</text:span><text:span text:style-name="T80">-</text:span><text:span text:style-name="T81"><text:s/>Añadir todas la Foreings Keys necesarias y su comportamiento</text:span><text:span text:style-name="T82">.</text:span></text:p>
      <text:p text:style-name="Standard"><text:span text:style-name="T83">c.</text:span><text:span text:style-name="T84">-</text:span><text:span text:style-name="T85"><text:s/>El campo Cantidad de los Aportadores estará comprendido entre 500 y 1000.</text:span></text:p>
      <text:p text:style-name="Standard"><text:span text:style-name="T86">d.</text:span><text:span text:style-name="T87">-</text:span><text:span text:style-name="T88"><text:s/>El Campo Turno de la tabla Personal tiene por defecto el valor M</text:span><text:span text:style-name="T89">.</text:span></text:p>
      <text:p text:style-name="Standard"><text:span text:style-name="T90">e.</text:span><text:span text:style-name="T91">-</text:span><text:span text:style-name="T92"><text:s/>El campo Fecha_Donación de la tabla Animales tendrá como defecto la fecha actual</text:span><text:span text:style-name="T93">.</text:span></text:p>
      <text:p text:style-name="Standard"><text:span text:style-name="T94">f.</text:span><text:span text:style-name="T95">-</text:span><text:span text:style-name="T96"><text:s/>El campo clave de</text:span><text:span text:style-name="T97"><text:s/>la tabla Animales se generará automáticamente, desde 50 y de tres en tres.</text:span></text:p>
      <text:p text:style-name="Standard"><text:span text:style-name="T98">g.</text:span><text:span text:style-name="T99">-</text:span><text:span text:style-name="T100"><text:s/>Ponerle nombre a todas las restricciones que creéis, menos donde pone el enunciado</text:span><text:span text:style-name="T101">.</text:span></text:p>
      <text:p text:style-name="P102">h.- Los campos tendrán que tener el tipo de datos y el tamaño más adecuado. Si en alguno creéis que puede haber otras posibilidades, explicar por qué cogéis esta.</text:p>
      <text:p text:style-name="P103"/>
      <text:p text:style-name="P104"/>
      <text:p text:style-name="P105">2.- Modificar el tipo del campo Descripcion de la tabla Razas a char(15) y que por defecto ponga 'DESCONOCIDO' de forma que no altere la estructura de la tabla. Comprueba con una instrucción que tiene la restricción default activa. 0.5</text:p>
      <text:p text:style-name="P106"/>
      <text:p text:style-name="P107">3.- Queremos guardar el campo Profesión de los Colaboradores, añadir el campo con un tamaño adecuado <text:s/>y un valor por defecto que sea 'Estudiante'. Hacer esta restricción sin nombre. A continuación, nos<text:s/>parece una tontería ponerle el valor por defecto y se lo borramos. 0.25</text:p>
      <text:p text:style-name="P108"/>
      <text:p text:style-name="P109">4.- Añadirles un nuevo campo a los colaboradores con la fecha de nacimiento y que compruebe que la edad es mayor de 18 años. 0.25</text:p>
      <text:p text:style-name="P110"/>
      <text:p text:style-name="P111"/>
      <text:p text:style-name="P112">DML</text:p>
      <text:p text:style-name="P113"/>
      <text:p text:style-name="P114">5.- Insertar tres o cuatro filas en cada tabla<text:s/>de forma que los datos sean congruentes. 1.5</text:p>
      <text:p text:style-name="P115"/>
      <text:p text:style-name="P116">6.- Insertar una nueva raza en la tabla Razas que, utilizando la propiedad DEFAULT</text:p>
      <text:p text:style-name="Standard"><text:span text:style-name="T117">ponga el valor por defecto en el campo descripci</text:span><text:span text:style-name="T118">ó</text:span><text:span text:style-name="T119">n. Hazlo de dos formas distintas. 0.5</text:span></text:p>
      <text:p text:style-name="P120"/>
      <text:p text:style-name="P121">7. -Insertar un nuevo animal en la tabla Animal con el código 101. <text:s text:c="5"/>0.5</text:p>
      <text:p text:style-name="P122"/>
      <text:p text:style-name="Standard"><text:span text:style-name="T123">8.- Borrar una persona que sea Donadora y que nos haya donado algún animal</text:span><text:span text:style-name="T124">.</text:span></text:p>
      <text:p text:style-name="Standard"><text:span text:style-name="T125">Explicar el proceso</text:span><text:span text:style-name="T126">.</text:span><text:span text:style-name="T127"><text:s/>¿Y si fuera también un Voluntario que cuidara algún animal?</text:span></text:p>
      <text:p text:style-name="Standard"><text:span text:style-name="T128">¿qué ocurriría? Hacerlo y explicarlo. 1</text:span></text:p>
      <text:p text:style-name="P129"/>
      <text:p text:style-name="Standard"><text:span text:style-name="T130">Total 10</text:span></text:p>
      <text:p text:style-name="Standard"><text:span text:style-name="T131">Cuestiones</text:span><text:span text:style-name="T132"><text:s/>1,2,3,4:</text:span><text:span text:style-name="T133"><text:s/></text:span><text:span text:style-name="T134">0,25 cada una Mínimo 1</text:span></text:p>
      <text:p text:style-name="P135">Creación <text:s text:c="3"/>2 <text:s text:c="3"/>Mínimo 1.5</text:p>
      <text:p text:style-name="P136">DDL <text:s text:c="9"/>1 <text:s text:c="3"/>Mínimo 0.5</text:p>
      <text:p text:style-name="P137">DML <text:s text:c="8"/>3.5 <text:s/>Mínimo 2</text:p>
      <text:p text:style-name="P138">Select<text:s/><text:tab/><text:s text:c="6"/>2.5 <text:s/>Mínimo 1.5 <text:s/></text:p>
      <text:p text:style-name="P139"/>
      <text:list text:style-name="LFO1" text:continue-numbering="true">
        <text:list-item>
          <text:p text:style-name="P140"><text:span text:style-name="T141">Errores de sintaxis sin solucionar anularan el scrip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Noto Sans" svg:font-family="Noto Sans" style:font-family-generic="swiss" style:font-pitch="variable" svg:panose-1="2 11 5 2 4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Estilodedibujopredeterminado">
      <style:paragraph-properties fo:margin-top="0.1652in" fo:margin-bottom="0.0826in"/>
      <style:text-properties style:font-name-complex="Tahoma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stilodedibujopredeterminado" style:display-name="Estilo de dibujo predeterminado" style:family="paragraph">
      <style:paragraph-properties style:line-height-at-least="0.1388in"/>
      <style:text-properties style:font-name="Tahoma" style:font-name-asian="Tahoma" style:font-name-complex="Liberation Sans" fo:font-size="18pt" style:font-size-asian="18pt" fo:hyphenate="false"/>
    </style:style>
    <style:style style:name="Objetosinrelleno" style:display-name="Objeto sin relleno" style:family="paragraph" style:parent-style-name="Estilodedibujopredeterminado">
      <style:text-properties style:font-name-complex="Tahoma" fo:hyphenate="false"/>
    </style:style>
    <style:style style:name="Objetosinrellenonilínea" style:display-name="Objeto sin relleno ni línea" style:family="paragraph" style:parent-style-name="Estilodedibujopredeterminado">
      <style:text-properties style:font-name-complex="Tahoma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ítulogeneralA4" style:display-name="Título general A4" style:family="paragraph" style:parent-style-name="A4">
      <style:text-properties fo:font-size="43.5pt" style:font-size-asian="43.5pt" fo:hyphenate="false"/>
    </style:style>
    <style:style style:name="TítuloA4" style:display-name="Título A4" style:family="paragraph" style:parent-style-name="A4">
      <style:text-properties fo:font-size="24pt" style:font-size-asian="24pt" fo:hyphenate="false"/>
    </style:style>
    <style:style style:name="TextoA4" style:display-name="Texto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ítulogeneralA0" style:display-name="Título general A0" style:family="paragraph" style:parent-style-name="A0">
      <style:text-properties fo:font-size="95.5pt" style:font-size-asian="95.5pt" fo:hyphenate="false"/>
    </style:style>
    <style:style style:name="TítuloA0" style:display-name="Título A0" style:family="paragraph" style:parent-style-name="A0">
      <style:text-properties fo:font-size="71.5pt" style:font-size-asian="71.5pt" fo:hyphenate="false"/>
    </style:style>
    <style:style style:name="TextoA0" style:display-name="Texto A0" style:family="paragraph" style:parent-style-name="A0">
      <style:text-properties fo:hyphenate="false"/>
    </style:style>
    <style:style style:name="Imagen" style:display-name="Imagen" style:family="paragraph">
      <style:text-properties style:font-name="Liberation Sans" style:font-name-asian="Tahoma" style:font-name-complex="Liberation Sans" fo:font-size="18pt" style:font-size-asian="18pt" fo:hyphenate="false"/>
    </style:style>
    <style:style style:name="Formas" style:display-name="Formas" style:family="paragraph" style:parent-style-name="Imagen">
      <style:text-properties style:font-name-asian="Liberation Sans" fo:font-weight="bold" style:font-weight-asian="bold" fo:font-size="14pt" style:font-size-asian="14pt" fo:hyphenate="false"/>
    </style:style>
    <style:style style:name="Rellenado" style:display-name="Rellenado" style:family="paragraph" style:parent-style-name="Formas">
      <style:text-properties fo:hyphenate="false"/>
    </style:style>
    <style:style style:name="Rellenadoazul" style:display-name="Rellenado azul" style:family="paragraph" style:parent-style-name="Rellenado">
      <style:text-properties fo:color="#FFFFFF" fo:hyphenate="false"/>
    </style:style>
    <style:style style:name="Rellenadoverde" style:display-name="Rellenado verde" style:family="paragraph" style:parent-style-name="Rellenado">
      <style:text-properties fo:color="#FFFFFF" fo:hyphenate="false"/>
    </style:style>
    <style:style style:name="Rellenadorojo" style:display-name="Rellenado rojo" style:family="paragraph" style:parent-style-name="Rellenado">
      <style:text-properties fo:color="#FFFFFF" fo:hyphenate="false"/>
    </style:style>
    <style:style style:name="Rellenadoamarillo" style:display-name="Rellenado amarillo" style:family="paragraph" style:parent-style-name="Rellenado">
      <style:text-properties fo:color="#FFFFFF" fo:hyphenate="false"/>
    </style:style>
    <style:style style:name="Contorneado" style:display-name="Contorneado" style:family="paragraph" style:parent-style-name="Formas">
      <style:text-properties fo:hyphenate="false"/>
    </style:style>
    <style:style style:name="Contorneadoazul" style:display-name="Contorneado azul" style:family="paragraph" style:parent-style-name="Contorneado">
      <style:text-properties fo:color="#355269" fo:hyphenate="false"/>
    </style:style>
    <style:style style:name="Contorneadoverde" style:display-name="Contorneado verde" style:family="paragraph" style:parent-style-name="Contorneado">
      <style:text-properties fo:color="#127622" fo:hyphenate="false"/>
    </style:style>
    <style:style style:name="Contorneadorojo" style:display-name="Contorneado rojo" style:family="paragraph" style:parent-style-name="Contorneado">
      <style:text-properties fo:color="#C9211E" fo:hyphenate="false"/>
    </style:style>
    <style:style style:name="Contorneadoamarillo" style:display-name="Contorneado amarillo" style:family="paragraph" style:parent-style-name="Contorneado">
      <style:text-properties fo:color="#B47804" fo:hyphenate="false"/>
    </style:style>
    <style:style style:name="Líneas" style:display-name="Líneas" style:family="paragraph" style:parent-style-name="Imagen">
      <style:text-properties style:font-name-asian="Liberation Sans" fo:hyphenate="false"/>
    </style:style>
    <style:style style:name="Líneaconflecha" style:display-name="Línea con flecha" style:family="paragraph" style:parent-style-name="Líneas">
      <style:text-properties fo:hyphenate="false"/>
    </style:style>
    <style:style style:name="Líneadiscontinua" style:display-name="Línea discontinua" style:family="paragraph" style:parent-style-name="Líneas">
      <style:text-properties fo:hyphenate="false"/>
    </style:style>
    <style:style style:name="PredefinidoLTGliederung1" style:display-name="Predefinido~LT~Gliederung 1" style:family="paragraph">
      <style:paragraph-properties fo:margin-top="0.1965in"/>
      <style:text-properties style:font-name="Arial" style:font-name-asian="Tahoma" style:font-name-complex="Liberation Sans" fo:font-size="32pt" style:font-size-asian="32pt" fo:hyphenate="false"/>
    </style:style>
    <style:style style:name="PredefinidoLTGliederung2" style:display-name="Predefinido~LT~Gliederung 2" style:family="paragraph" style:parent-style-name="PredefinidoLTGliederung1">
      <style:paragraph-properties fo:margin-top="0.1576in"/>
      <style:text-properties style:font-name-asian="Arial" style:font-name-complex="Arial" fo:font-size="28pt" style:font-size-asian="28pt" fo:hyphenate="false"/>
    </style:style>
    <style:style style:name="PredefinidoLTGliederung3" style:display-name="Predefinido~LT~Gliederung 3" style:family="paragraph" style:parent-style-name="PredefinidoLTGliederung2">
      <style:paragraph-properties fo:margin-top="0.118in"/>
      <style:text-properties fo:font-size="24pt" style:font-size-asian="24pt" fo:hyphenate="false"/>
    </style:style>
    <style:style style:name="PredefinidoLTGliederung4" style:display-name="Predefinido~LT~Gliederung 4" style:family="paragraph" style:parent-style-name="PredefinidoLTGliederung3">
      <style:paragraph-properties fo:margin-top="0.0784in"/>
      <style:text-properties fo:font-size="20pt" style:font-size-asian="20pt" fo:hyphenate="false"/>
    </style:style>
    <style:style style:name="PredefinidoLTGliederung5" style:display-name="Predefinido~LT~Gliederung 5" style:family="paragraph" style:parent-style-name="PredefinidoLTGliederung4">
      <style:paragraph-properties fo:margin-top="0.0395in"/>
      <style:text-properties fo:hyphenate="false"/>
    </style:style>
    <style:style style:name="PredefinidoLTGliederung6" style:display-name="Predefinido~LT~Gliederung 6" style:family="paragraph" style:parent-style-name="PredefinidoLTGliederung5">
      <style:text-properties fo:hyphenate="false"/>
    </style:style>
    <style:style style:name="PredefinidoLTGliederung7" style:display-name="Predefinido~LT~Gliederung 7" style:family="paragraph" style:parent-style-name="PredefinidoLTGliederung6">
      <style:text-properties fo:hyphenate="false"/>
    </style:style>
    <style:style style:name="PredefinidoLTGliederung8" style:display-name="Predefinido~LT~Gliederung 8" style:family="paragraph" style:parent-style-name="PredefinidoLTGliederung7">
      <style:text-properties fo:hyphenate="false"/>
    </style:style>
    <style:style style:name="PredefinidoLTGliederung9" style:display-name="Predefinido~LT~Gliederung 9" style:family="paragraph" style:parent-style-name="PredefinidoLTGliederung8">
      <style:text-properties fo:hyphenate="false"/>
    </style:style>
    <style:style style:name="PredefinidoLTTitel" style:display-name="Predefinido~LT~Titel" style:family="paragraph">
      <style:paragraph-properties fo:text-align="center"/>
      <style:text-properties style:font-name="Arial" style:font-name-asian="Tahoma" style:font-name-complex="Liberation Sans" fo:font-size="44pt" style:font-size-asian="44pt" fo:hyphenate="false"/>
    </style:style>
    <style:style style:name="PredefinidoLTUntertitel" style:display-name="Predefinido~LT~Untertitel" style:family="paragraph">
      <style:paragraph-properties fo:text-align="center"/>
      <style:text-properties style:font-name="Arial" style:font-name-asian="Tahoma" style:font-name-complex="Liberation Sans" fo:font-size="32pt" style:font-size-asian="32pt" fo:hyphenate="false"/>
    </style:style>
    <style:style style:name="PredefinidoLTNotizen" style:display-name="Predefinido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fo:font-size="20pt" style:font-size-asian="20pt" fo:hyphenate="false"/>
    </style:style>
    <style:style style:name="PredefinidoLTHintergrundobjekte" style:display-name="Predefinido~LT~Hintergrundobjekte" style:family="paragraph">
      <style:text-properties style:font-name="Times New Roman" style:font-name-asian="Tahoma" style:font-name-complex="Liberation Sans" fo:hyphenate="false"/>
    </style:style>
    <style:style style:name="PredefinidoLTHintergrund" style:display-name="Predefinido~LT~Hintergrund" style:family="paragraph">
      <style:text-properties style:font-name="Times New Roman" style:font-name-asian="Tahoma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Arial" style:font-name-asian="Tahoma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Arial" style:font-name-complex="Arial" fo:hyphenate="false"/>
    </style:style>
    <style:style style:name="gray2" style:display-name="gray2" style:family="paragraph" style:parent-style-name="default">
      <style:text-properties style:font-name-asian="Arial" style:font-name-complex="Arial" fo:hyphenate="false"/>
    </style:style>
    <style:style style:name="gray3" style:display-name="gray3" style:family="paragraph" style:parent-style-name="default">
      <style:text-properties style:font-name-asian="Arial" style:font-name-complex="Arial" fo:hyphenate="false"/>
    </style:style>
    <style:style style:name="bw1" style:display-name="bw1" style:family="paragraph" style:parent-style-name="default">
      <style:text-properties style:font-name-asian="Arial" style:font-name-complex="Arial" fo:hyphenate="false"/>
    </style:style>
    <style:style style:name="bw2" style:display-name="bw2" style:family="paragraph" style:parent-style-name="default">
      <style:text-properties style:font-name-asian="Arial" style:font-name-complex="Arial" fo:hyphenate="false"/>
    </style:style>
    <style:style style:name="bw3" style:display-name="bw3" style:family="paragraph" style:parent-style-name="default">
      <style:text-properties style:font-name-asian="Arial" style:font-name-complex="Arial" fo:hyphenate="false"/>
    </style:style>
    <style:style style:name="orange1" style:display-name="orange1" style:family="paragraph" style:parent-style-name="default">
      <style:text-properties style:font-name-asian="Arial" style:font-name-complex="Arial" fo:hyphenate="false"/>
    </style:style>
    <style:style style:name="orange2" style:display-name="orange2" style:family="paragraph" style:parent-style-name="default">
      <style:text-properties style:font-name-asian="Arial" style:font-name-complex="Arial" fo:hyphenate="false"/>
    </style:style>
    <style:style style:name="orange3" style:display-name="orange3" style:family="paragraph" style:parent-style-name="default">
      <style:text-properties style:font-name-asian="Arial" style:font-name-complex="Arial" fo:hyphenate="false"/>
    </style:style>
    <style:style style:name="turquoise1" style:display-name="turquoise1" style:family="paragraph" style:parent-style-name="default">
      <style:text-properties style:font-name-asian="Arial" style:font-name-complex="Arial" fo:hyphenate="false"/>
    </style:style>
    <style:style style:name="turquoise2" style:display-name="turquoise2" style:family="paragraph" style:parent-style-name="default">
      <style:text-properties style:font-name-asian="Arial" style:font-name-complex="Arial" fo:hyphenate="false"/>
    </style:style>
    <style:style style:name="turquoise3" style:display-name="turquoise3" style:family="paragraph" style:parent-style-name="default">
      <style:text-properties style:font-name-asian="Arial" style:font-name-complex="Arial" fo:hyphenate="false"/>
    </style:style>
    <style:style style:name="blue1" style:display-name="blue1" style:family="paragraph" style:parent-style-name="default">
      <style:text-properties style:font-name-asian="Arial" style:font-name-complex="Arial" fo:hyphenate="false"/>
    </style:style>
    <style:style style:name="blue2" style:display-name="blue2" style:family="paragraph" style:parent-style-name="default">
      <style:text-properties style:font-name-asian="Arial" style:font-name-complex="Arial" fo:hyphenate="false"/>
    </style:style>
    <style:style style:name="blue3" style:display-name="blue3" style:family="paragraph" style:parent-style-name="default">
      <style:text-properties style:font-name-asian="Arial" style:font-name-complex="Arial" fo:hyphenate="false"/>
    </style:style>
    <style:style style:name="sun1" style:display-name="sun1" style:family="paragraph" style:parent-style-name="default">
      <style:text-properties style:font-name-asian="Arial" style:font-name-complex="Arial" fo:hyphenate="false"/>
    </style:style>
    <style:style style:name="sun2" style:display-name="sun2" style:family="paragraph" style:parent-style-name="default">
      <style:text-properties style:font-name-asian="Arial" style:font-name-complex="Arial" fo:hyphenate="false"/>
    </style:style>
    <style:style style:name="sun3" style:display-name="sun3" style:family="paragraph" style:parent-style-name="default">
      <style:text-properties style:font-name-asian="Arial" style:font-name-complex="Arial" fo:hyphenate="false"/>
    </style:style>
    <style:style style:name="earth1" style:display-name="earth1" style:family="paragraph" style:parent-style-name="default">
      <style:text-properties style:font-name-asian="Arial" style:font-name-complex="Arial" fo:hyphenate="false"/>
    </style:style>
    <style:style style:name="earth2" style:display-name="earth2" style:family="paragraph" style:parent-style-name="default">
      <style:text-properties style:font-name-asian="Arial" style:font-name-complex="Arial" fo:hyphenate="false"/>
    </style:style>
    <style:style style:name="earth3" style:display-name="earth3" style:family="paragraph" style:parent-style-name="default">
      <style:text-properties style:font-name-asian="Arial" style:font-name-complex="Arial" fo:hyphenate="false"/>
    </style:style>
    <style:style style:name="green1" style:display-name="green1" style:family="paragraph" style:parent-style-name="default">
      <style:text-properties style:font-name-asian="Arial" style:font-name-complex="Arial" fo:hyphenate="false"/>
    </style:style>
    <style:style style:name="green2" style:display-name="green2" style:family="paragraph" style:parent-style-name="default">
      <style:text-properties style:font-name-asian="Arial" style:font-name-complex="Arial" fo:hyphenate="false"/>
    </style:style>
    <style:style style:name="green3" style:display-name="green3" style:family="paragraph" style:parent-style-name="default">
      <style:text-properties style:font-name-asian="Arial" style:font-name-complex="Arial" fo:hyphenate="false"/>
    </style:style>
    <style:style style:name="seetang1" style:display-name="seetang1" style:family="paragraph" style:parent-style-name="default">
      <style:text-properties style:font-name-asian="Arial" style:font-name-complex="Arial" fo:hyphenate="false"/>
    </style:style>
    <style:style style:name="seetang2" style:display-name="seetang2" style:family="paragraph" style:parent-style-name="default">
      <style:text-properties style:font-name-asian="Arial" style:font-name-complex="Arial" fo:hyphenate="false"/>
    </style:style>
    <style:style style:name="seetang3" style:display-name="seetang3" style:family="paragraph" style:parent-style-name="default">
      <style:text-properties style:font-name-asian="Arial" style:font-name-complex="Arial" fo:hyphenate="false"/>
    </style:style>
    <style:style style:name="lightblue1" style:display-name="lightblue1" style:family="paragraph" style:parent-style-name="default">
      <style:text-properties style:font-name-asian="Arial" style:font-name-complex="Arial" fo:hyphenate="false"/>
    </style:style>
    <style:style style:name="lightblue2" style:display-name="lightblue2" style:family="paragraph" style:parent-style-name="default">
      <style:text-properties style:font-name-asian="Arial" style:font-name-complex="Arial" fo:hyphenate="false"/>
    </style:style>
    <style:style style:name="lightblue3" style:display-name="lightblue3" style:family="paragraph" style:parent-style-name="default">
      <style:text-properties style:font-name-asian="Arial" style:font-name-complex="Arial" fo:hyphenate="false"/>
    </style:style>
    <style:style style:name="yellow1" style:display-name="yellow1" style:family="paragraph" style:parent-style-name="default">
      <style:text-properties style:font-name-asian="Arial" style:font-name-complex="Arial" fo:hyphenate="false"/>
    </style:style>
    <style:style style:name="yellow2" style:display-name="yellow2" style:family="paragraph" style:parent-style-name="default">
      <style:text-properties style:font-name-asian="Arial" style:font-name-complex="Arial" fo:hyphenate="false"/>
    </style:style>
    <style:style style:name="yellow3" style:display-name="yellow3" style:family="paragraph" style:parent-style-name="default">
      <style:text-properties style:font-name-asian="Arial" style:font-name-complex="Arial" fo:hyphenate="false"/>
    </style:style>
    <style:style style:name="Objetosdefondo" style:display-name="Objetos de fondo" style:family="paragraph">
      <style:text-properties style:font-name="Times New Roman" style:font-name-asian="Tahoma" style:font-name-complex="Liberation Sans" fo:hyphenate="false"/>
    </style:style>
    <style:style style:name="Fondo" style:display-name="Fondo" style:family="paragraph">
      <style:text-properties style:font-name="Times New Roman" style:font-name-asian="Tahoma" style:font-name-complex="Liberation Sans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fo:font-size="20pt" style:font-size-asian="20pt" fo:hyphenate="false"/>
    </style:style>
    <style:style style:name="Esquema1" style:display-name="Esquema 1" style:family="paragraph">
      <style:paragraph-properties fo:margin-top="0.1965in"/>
      <style:text-properties style:font-name="Arial" style:font-name-asian="Tahoma" style:font-name-complex="Liberation Sans" fo:font-size="32pt" style:font-size-asian="32pt" fo:hyphenate="false"/>
    </style:style>
    <style:style style:name="Esquema2" style:display-name="Esquema 2" style:family="paragraph" style:parent-style-name="Esquema1">
      <style:paragraph-properties fo:margin-top="0.1576in"/>
      <style:text-properties style:font-name-asian="Arial" style:font-name-complex="Arial" fo:font-size="28pt" style:font-size-asian="28pt" fo:hyphenate="false"/>
    </style:style>
    <style:style style:name="Esquema3" style:display-name="Esquema 3" style:family="paragraph" style:parent-style-name="Esquema2">
      <style:paragraph-properties fo:margin-top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top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top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objectwitharrow" style:display-name="objectwitharrow" style:family="paragraph" style:parent-style-name="Estilodedibujopredeterminado">
      <style:text-properties style:font-name-complex="Tahoma" fo:hyphenate="false"/>
    </style:style>
    <style:style style:name="objectwithshadow" style:display-name="objectwithshadow" style:family="paragraph" style:parent-style-name="Estilodedibujopredeterminado">
      <style:text-properties style:font-name-complex="Tahoma" fo:hyphenate="false"/>
    </style:style>
    <style:style style:name="text0" style:display-name="text" style:family="paragraph" style:parent-style-name="Estilodedibujopredeterminado">
      <style:text-properties style:font-name-complex="Tahoma" fo:hyphenate="false"/>
    </style:style>
    <style:style style:name="textbody0" style:display-name="textbody" style:family="paragraph" style:parent-style-name="Estilodedibujopredeterminado">
      <style:text-properties style:font-name-complex="Tahoma" fo:hyphenate="false"/>
    </style:style>
    <style:style style:name="textbodyjustfied" style:display-name="textbodyjustfied" style:family="paragraph" style:parent-style-name="Estilodedibujopredeterminado">
      <style:text-properties style:font-name-complex="Tahoma" fo:hyphenate="false"/>
    </style:style>
    <style:style style:name="textbodyindent" style:display-name="textbodyindent" style:family="paragraph" style:parent-style-name="Estilodedibujopredeterminado">
      <style:paragraph-properties fo:text-indent="0.2361in"/>
      <style:text-properties style:font-name-complex="Tahoma" fo:hyphenate="false"/>
    </style:style>
    <style:style style:name="title1" style:display-name="title1" style:family="paragraph" style:parent-style-name="Estilodedibujopredeterminado">
      <style:paragraph-properties fo:margin-top="0.1652in" fo:margin-bottom="0.0826in"/>
      <style:text-properties style:font-name-complex="Tahoma" fo:hyphenate="false"/>
    </style:style>
    <style:style style:name="title2" style:display-name="title2" style:family="paragraph" style:parent-style-name="Estilodedibujopredeterminado">
      <style:paragraph-properties fo:margin-top="0.1652in" fo:margin-bottom="0.0826in"/>
      <style:text-properties style:font-name-complex="Tahoma" fo:hyphenate="false"/>
    </style:style>
    <style:style style:name="headline" style:display-name="headline" style:family="paragraph" style:parent-style-name="Estilodedibujopredeterminado">
      <style:paragraph-properties fo:margin-top="0.1652in" fo:margin-bottom="0.0826in"/>
      <style:text-properties style:font-name-complex="Tahoma" fo:hyphenate="false"/>
    </style:style>
    <style:style style:name="headline1" style:display-name="headline1" style:family="paragraph" style:parent-style-name="Estilodedibujopredeterminado">
      <style:paragraph-properties fo:margin-top="0.1652in" fo:margin-bottom="0.0826in"/>
      <style:text-properties style:font-name-complex="Tahoma" fo:hyphenate="false"/>
    </style:style>
    <style:style style:name="headline2" style:display-name="headline2" style:family="paragraph" style:parent-style-name="Estilodedibujopredeterminado">
      <style:paragraph-properties fo:margin-top="0.1652in" fo:margin-bottom="0.0826in"/>
      <style:text-properties style:font-name-complex="Tahoma" fo:hyphenate="false"/>
    </style:style>
    <style:style style:name="measure" style:display-name="measure" style:family="paragraph" style:parent-style-name="Estilodedibujopredeterminado">
      <style:text-properties style:font-name-complex="Tahom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SimSun" style:font-name-complex="Liberation Serif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wadmin</meta:initial-creator>
    <dc:creator>daw1 - Chouza Cruces, Marcos</dc:creator>
    <meta:creation-date>2025-03-16T09:55:00Z</meta:creation-date>
    <dc:date>2025-03-25T09:37:00Z</dc:date>
    <meta:print-date>2024-04-02T10:01:00Z</meta:print-date>
    <meta:template xlink:href="Normal.dotm" xlink:type="simple"/>
    <meta:editing-cycles>3</meta:editing-cycles>
    <meta:editing-duration>PT1560S</meta:editing-duration>
    <meta:document-statistic meta:page-count="2" meta:paragraph-count="6" meta:word-count="514" meta:character-count="3440" meta:row-count="24" meta:non-whitespace-character-count="2932"/>
  </office:meta>
</office:document-meta>
</file>